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04de58" style:family="table" style:master-page-name="ta-mp-0x904de58">
      <style:table-properties table:display="true" style:writing-mode="lr-tb"/>
    </style:style>
    <style:style style:name="ta-0x907d0b0" style:family="table" style:master-page-name="ta-mp-0x907d0b0">
      <style:table-properties table:display="true" style:writing-mode="lr-tb"/>
    </style:style>
    <style:style style:name="ta-0x907d208" style:family="table" style:master-page-name="ta-mp-0x907d20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04f68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051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050a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90514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0518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04de58" table:print="true">
        <office:forms form:automatic-focus="false" form:apply-design-mode="false">
          <form:form/>
        </office:forms>
        <table:table-column table:style-name="ACOL-0" table:number-columns-repeated="6"/>
        <table:table-column table:style-name="ACOL-0" table:number-columns-repeated="250"/>
        <table:table-row table:style-name="AROW-1">
          <table:table-cell table:style-name="ACE-0x9050ac8" office:value-type="string" office:string-value="Wavelength, microns">
            <text:p>Wavelength, microns</text:p>
          </table:table-cell>
          <table:table-cell table:style-name="Gnumeric-default" office:value-type="string" office:string-value="1st Turning Mirror">
            <text:p>1st Turning Mirror</text:p>
          </table:table-cell>
          <table:table-cell table:style-name="Gnumeric-default" office:value-type="string" office:string-value="Tip/Tilt Mirror">
            <text:p>Tip/Tilt Mirror</text:p>
          </table:table-cell>
          <table:table-cell table:style-name="Gnumeric-default" office:value-type="string" office:string-value="OAP 1">
            <text:p>OAP 1</text:p>
          </table:table-cell>
          <table:table-cell table:style-name="Gnumeric-default" office:value-type="string" office:string-value="DM">
            <text:p>DM</text:p>
          </table:table-cell>
          <table:table-cell table:style-name="Gnumeric-default" office:value-type="string" office:string-value="OAP 2">
            <text:p>OAP 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0.65628">
            <text:p>0.65628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0.7">
            <text:p>0.7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0.8">
            <text:p>0.8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0.8498">
            <text:p>0.8498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0.8542">
            <text:p>0.8542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0.8662">
            <text:p>0.8662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.2">
            <text:p>1.2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.3">
            <text:p>1.3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.4">
            <text:p>1.4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.5">
            <text:p>1.5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.6">
            <text:p>1.6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.7">
            <text:p>1.7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.8">
            <text:p>1.8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.9">
            <text:p>1.9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.1">
            <text:p>2.1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.2">
            <text:p>2.2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.3">
            <text:p>2.3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.4">
            <text:p>2.4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.5">
            <text:p>2.5</text:p>
          </table:table-cell>
          <table:table-cell table:style-name="ACE-0x904f688" office:value-type="float" office:value="0.97">
            <text:p>0.97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6">
            <text:p>0.96</text:p>
          </table:table-cell>
          <table:table-cell table:style-name="ACE-0x904f688" office:value-type="float" office:value="0.93">
            <text:p>0.93</text:p>
          </table:table-cell>
          <table:table-cell table:style-name="ACE-0x904f688" office:value-type="float" office:value="0.94">
            <text:p>0.94</text:p>
          </table:table-cell>
          <table:table-cell table:number-columns-repeated="250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1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907d0b0" table:print="true">
        <office:forms form:automatic-focus="false" form:apply-design-mode="false">
          <form:form/>
        </office:forms>
        <table:table-column table:default-cell-style-name="ACE-0x9051488" table:style-name="ACOL-0" table:number-columns-repeated="256"/>
        <table:table-row table:style-name="AROW-0">
          <table:table-cell table:number-columns-repeated="256" table:style-name="ACE-0x9051488"/>
        </table:table-row>
        <table:table-row table:style-name="AROW-0">
          <table:table-cell table:number-columns-repeated="256" table:style-name="ACE-0x9051488"/>
        </table:table-row>
        <table:table-row table:style-name="AROW-0" table:number-rows-repeated="65534">
          <table:table-cell table:number-columns-repeated="256" table:style-name="ACE-0x905148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07d208" table:print="true">
        <office:forms form:automatic-focus="false" form:apply-design-mode="false">
          <form:form/>
        </office:forms>
        <table:table-column table:default-cell-style-name="ACE-0x9051848" table:style-name="ACOL-0" table:number-columns-repeated="256"/>
        <table:table-row table:style-name="AROW-0">
          <table:table-cell table:number-columns-repeated="256" table:style-name="ACE-0x9051848"/>
        </table:table-row>
        <table:table-row table:style-name="AROW-0">
          <table:table-cell table:number-columns-repeated="256" table:style-name="ACE-0x9051848"/>
        </table:table-row>
        <table:table-row table:style-name="AROW-0" table:number-rows-repeated="65534">
          <table:table-cell table:number-columns-repeated="256" table:style-name="ACE-0x905184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a902dc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a92e49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a8fd0b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904de58" style:display-name="Sheet1" style:page-layout-name="pl-0xa902dc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907d0b0" style:display-name="Sheet2" style:page-layout-name="pl-0xa92e49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907d208" style:display-name="Sheet3" style:page-layout-name="pl-0xa8fd0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4-02T16:41:08Z</dc:date>
    <meta:creation-date>2013-04-02T16:36:28Z</meta:creation-date>
    <meta:generator>gnumeric/1.10.17</meta:generator>
  </office:meta>
</office:document-meta>
</file>